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9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 Registos</text:p>
          </table:table-cell>
          <table:table-cell office:value-type="string" calcext:value-type="string">
            <text:p>Nveiculos</text:p>
          </table:table-cell>
          <table:table-cell office:value-type="string" calcext:value-type="string">
            <text:p>Tempo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ms</text:p>
          </table:table-cell>
          <table:table-cell/>
          <table:table-cell office:value-type="string" calcext:value-type="string">
            <text:p>Nota: O primeiro dataset carregado na aplicação adiciona sempre por volta de 50ms ao tempo de carregament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ms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ms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ms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ms</text:p>
          </table:table-cell>
          <table:table-cell table:number-columns-repeated="2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93ms</text:p>
          </table:table-cell>
          <table:table-cell table:number-columns-repeated="2"/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928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8T14:43:32.703000000</meta:creation-date>
    <dc:date>2023-07-08T22:29:52.101000000</dc:date>
    <meta:editing-duration>PT50M34S</meta:editing-duration>
    <meta:editing-cycles>4</meta:editing-cycles>
    <meta:generator>LibreOffice/7.5.2.2$Windows_X86_64 LibreOffice_project/53bb9681a964705cf672590721dbc85eb4d0c3a2</meta:generator>
    <meta:document-statistic meta:table-count="1" meta:cell-count="25" meta:object-count="0"/>
  </office:meta>
</office:document-meta>
</file>